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2.012cm"/>
    </style:style>
    <style:style style:name="Tabla1.B" style:family="table-column">
      <style:table-column-properties style:column-width="0.397cm"/>
    </style:style>
    <style:style style:name="Tabla1.C" style:family="table-column">
      <style:table-column-properties style:column-width="0.9cm"/>
    </style:style>
    <style:style style:name="Tabla1.G" style:family="table-column">
      <style:table-column-properties style:column-width="1.00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4fa2" officeooo:paragraph-rsid="00154fa2"/>
    </style:style>
    <style:style style:name="P2" style:family="paragraph" style:parent-style-name="Table_20_Contents">
      <style:paragraph-properties fo:text-align="center" style:justify-single-word="false" fo:background-color="#cc0000">
        <style:background-image/>
      </style:paragraph-properties>
      <style:text-properties fo:font-size="14pt" officeooo:rsid="00138eaa" officeooo:paragraph-rsid="00138eaa" style:font-size-asian="14pt" style:font-size-complex="14pt"/>
    </style:style>
    <style:style style:name="P3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fo:font-size="14pt" officeooo:rsid="00138eaa" officeooo:paragraph-rsid="00138eaa" style:font-size-asian="14pt" style:font-size-complex="14pt"/>
    </style:style>
    <style:style style:name="P4" style:family="paragraph" style:parent-style-name="Table_20_Contents">
      <style:paragraph-properties fo:text-align="center" style:justify-single-word="false" fo:background-color="#99ff66">
        <style:background-image/>
      </style:paragraph-properties>
      <style:text-properties fo:font-size="14pt" officeooo:rsid="00138eaa" officeooo:paragraph-rsid="00138eaa" style:font-size-asian="14pt" style:font-size-complex="14pt"/>
    </style:style>
    <style:style style:name="P5" style:family="paragraph" style:parent-style-name="Table_20_Contents">
      <style:paragraph-properties fo:text-align="center" style:justify-single-word="false" fo:background-color="#ff9900">
        <style:background-image/>
      </style:paragraph-properties>
      <style:text-properties fo:font-size="14pt" officeooo:rsid="00138eaa" officeooo:paragraph-rsid="00138eaa" style:font-size-asian="14pt" style:font-size-complex="14pt"/>
    </style:style>
    <style:style style:name="P6" style:family="paragraph" style:parent-style-name="Table_20_Contents">
      <style:paragraph-properties fo:text-align="center" style:justify-single-word="false" fo:background-color="#00ffff">
        <style:background-image/>
      </style:paragraph-properties>
      <style:text-properties fo:font-size="14pt" officeooo:rsid="00138eaa" officeooo:paragraph-rsid="00138eaa" style:font-size-asian="14pt" style:font-size-complex="14pt"/>
    </style:style>
    <style:style style:name="P7" style:family="paragraph" style:parent-style-name="Table_20_Contents">
      <style:text-properties officeooo:rsid="0016763d" officeooo:paragraph-rsid="0016763d"/>
    </style:style>
    <style:style style:name="P8" style:family="paragraph" style:parent-style-name="Table_20_Contents">
      <style:text-properties officeooo:rsid="0017a7f2" officeooo:paragraph-rsid="0017a7f2"/>
    </style:style>
    <style:style style:name="P9" style:family="paragraph" style:parent-style-name="Table_20_Contents">
      <style:paragraph-properties fo:background-color="#000000">
        <style:background-image/>
      </style:paragraph-properties>
      <style:text-properties officeooo:paragraph-rsid="0016763d"/>
    </style:style>
    <style:style style:name="P10" style:family="paragraph" style:parent-style-name="Table_20_Contents">
      <style:paragraph-properties fo:background-color="#000000">
        <style:background-image/>
      </style:paragraph-properties>
      <style:text-properties officeooo:rsid="0016763d" officeooo:paragraph-rsid="0016763d"/>
    </style:style>
    <style:style style:name="T1" style:family="text">
      <style:text-properties officeooo:rsid="001676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>
          <table:table-cell table:style-name="Tabla1.A1" office:value-type="string">
            <text:p text:style-name="Table_20_Contents"/>
          </table:table-cell>
          <table:table-cell table:style-name="Tabla1.A1" table:number-rows-spanned="36" office:value-type="string">
            <text:p text:style-name="Table_20_Contents"/>
          </table:table-cell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6">4</text:p>
          </table:table-cell>
          <table:table-cell table:style-name="Tabla1.G1" office:value-type="string">
            <text:p text:style-name="P4">5</text:p>
          </table:table-cell>
        </table:table-row>
        <table:table-row>
          <table:table-cell table:style-name="Tabla1.A2" office:value-type="string">
            <text:p text:style-name="P9"><text:span text:style-name="T1">DISEÑO DE PÁGINA</text:span>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Si se utiliza javascript o flash en secciones importantes. <text:span text:style-name="T1">Al desactivarlo afecta a la navegación o visualización. (1 es que afecta mucho)</text:span>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Se puede ver igual en todos los navegadores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Funciona correctamente en diferentes dispositivos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Se puede ir viendo los contenidos mientras la web se carga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Las fotos tienen el tamaño adecuado para la página. No se han subido fotos enormes y luego se han redimensionado por código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Las imagenes se han comprimido correctamente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Los elementos multimedia son vitales para los contenidos o el diseño. (1 es que si, aumenta el tiempo de carga)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El código está compactado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El diseño es consistente en todas las secciones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Los contenidos están bien delimitados entre sí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Los elementos de navegación tienen un tamaño adecuado para no restar espacio a los contenidos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La pagina es responsive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El texto se ve con facilidad teniendo en cuenta su tamaño y su color (hay buen contraste entre él y el fondo)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Hay demasiados vinculos, algunos está claro que no se utilizan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Los vinculos se diferencian entre sí y dan la información necesaria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Los vinculos tienen un diseño apropiado (tamaño, fuente, forma...)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Se utilizan títulos (hints) en los vinculos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Si se utilizan títulos. La información es útil o resulta redundante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0">ARQUITECTURA DE LA INFORMACIÓN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Escribir el modelo de navegación utilizado: Jerarquico, lineal, matriz, malla completa, arbitrario, híbrido.</text:p>
          </table:table-cell>
          <table:covered-table-cell/>
          <table:table-cell table:style-name="Tabla1.G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7">Hacer una tarea simple como buscar la información de contacto. ¿Se puede hacer rápido y con facilidad?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Se sabe en todo momento en que sección estamos, no hay sensación de haberse perdido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Se han destacado los links a partes importantes del sitio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Es fácil saber de que trata el sitio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Escribir el sistema de navegación utilizado: Navegación mínima, constante, categorías principales.</text:p>
          </table:table-cell>
          <table:covered-table-cell/>
          <table:table-cell table:style-name="Tabla1.G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7">Si el sitio es grande. ¿Hay algún sistema fácil de utilizar para saber donde estamos y no perderse? Por ejemplo: migas de pan, mapa del sitio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Hay opciones de busqueda dentro de la web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¿La página tiene título?¿Tiene relación con su contenido?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0">DISEÑO DEL CONTENIDO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Se ven con claridad los contenidos más importantes de la web en la página principal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Utiliza correctamente las cabeceras. Por ejemplo meta-tags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Se da enfasis a las palabras importantes por medio de tipos de letra, negrita..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7">El texto en general se ve bien.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8">Se ha entrado desde un buscador por medio de una palabra clave. ¿Es fácil relacionarla o encontrarla en el contenido que se presenta?</text:p>
          </table:table-cell>
          <table:covered-table-cell/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GL </meta:initial-creator>
    <meta:creation-date>2014-11-13T17:18:10.417328323</meta:creation-date>
    <dc:date>2014-11-14T12:33:05.884416308</dc:date>
    <dc:creator>DavidGL </dc:creator>
    <meta:editing-duration>PT1M47S</meta:editing-duration>
    <meta:editing-cycles>3</meta:editing-cycles>
    <meta:generator>LibreOffice/4.2.7.2$Linux_X86_64 LibreOffice_project/420m0$Build-2</meta:generator>
    <meta:document-statistic meta:table-count="1" meta:image-count="0" meta:object-count="0" meta:page-count="2" meta:paragraph-count="40" meta:word-count="399" meta:character-count="2415" meta:non-whitespace-character-count="2056"/>
  </office:meta>
</office:document-meta>
</file>